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limited 1200</text:p>
          </table:table-cell>
          <table:table-cell/>
          <table:table-cell office:value-type="string" calcext:value-type="string">
            <text:p>limited 1200</text:p>
          </table:table-cell>
          <table:table-cell/>
          <table:table-cell office:value-type="string" calcext:value-type="string">
            <text:p>limited 1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e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pc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co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Y</text:p>
          </table:table-cell>
          <table:table-cell office:value-type="float" office:value="9365" calcext:value-type="float">
            <text:p>9365</text:p>
          </table:table-cell>
          <table:table-cell office:value-type="float" office:value="25.008" calcext:value-type="float">
            <text:p>25.008</text:p>
          </table:table-cell>
          <table:table-cell office:value-type="float" office:value="15332.56" calcext:value-type="float">
            <text:p>15332.56</text:p>
          </table:table-cell>
          <table:table-cell office:value-type="float" office:value="27.333" calcext:value-type="float">
            <text:p>27.333</text:p>
          </table:table-cell>
          <table:table-cell office:value-type="float" office:value="15332.56" calcext:value-type="float">
            <text:p>15332.56</text:p>
          </table:table-cell>
          <table:table-cell office:value-type="float" office:value="28.169" calcext:value-type="float">
            <text:p>28.169</text:p>
          </table:table-cell>
          <table:table-cell office:value-type="string" calcext:value-type="string">
            <text:p>15332.56_41.1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5357" calcext:value-type="float">
            <text:p>5357</text:p>
          </table:table-cell>
          <table:table-cell office:value-type="float" office:value="22.226" calcext:value-type="float">
            <text:p>22.226</text:p>
          </table:table-cell>
          <table:table-cell office:value-type="float" office:value="7076.52" calcext:value-type="float">
            <text:p>7076.52</text:p>
          </table:table-cell>
          <table:table-cell office:value-type="float" office:value="26.671" calcext:value-type="float">
            <text:p>26.671</text:p>
          </table:table-cell>
          <table:table-cell office:value-type="float" office:value="7076.52" calcext:value-type="float">
            <text:p>7076.52</text:p>
          </table:table-cell>
          <table:table-cell office:value-type="float" office:value="28.18" calcext:value-type="float">
            <text:p>28.18</text:p>
          </table:table-cell>
          <table:table-cell office:value-type="string" calcext:value-type="string">
            <text:p>7076.52_36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6848" calcext:value-type="float">
            <text:p>6848</text:p>
          </table:table-cell>
          <table:table-cell office:value-type="float" office:value="25.227" calcext:value-type="float">
            <text:p>25.227</text:p>
          </table:table-cell>
          <table:table-cell office:value-type="float" office:value="9454.47" calcext:value-type="float">
            <text:p>9454.47</text:p>
          </table:table-cell>
          <table:table-cell office:value-type="float" office:value="27.339" calcext:value-type="float">
            <text:p>27.339</text:p>
          </table:table-cell>
          <table:table-cell office:value-type="float" office:value="9454.47" calcext:value-type="float">
            <text:p>9454.47</text:p>
          </table:table-cell>
          <table:table-cell office:value-type="float" office:value="28.203" calcext:value-type="float">
            <text:p>28.203</text:p>
          </table:table-cell>
          <table:table-cell office:value-type="string" calcext:value-type="string">
            <text:p>9454.47_40.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Y</text:p>
          </table:table-cell>
          <table:table-cell office:value-type="float" office:value="7856" calcext:value-type="float">
            <text:p>7856</text:p>
          </table:table-cell>
          <table:table-cell office:value-type="float" office:value="24.997" calcext:value-type="float">
            <text:p>24.997</text:p>
          </table:table-cell>
          <table:table-cell office:value-type="float" office:value="12664.33" calcext:value-type="float">
            <text:p>12664.33</text:p>
          </table:table-cell>
          <table:table-cell office:value-type="float" office:value="27.624" calcext:value-type="float">
            <text:p>27.624</text:p>
          </table:table-cell>
          <table:table-cell office:value-type="float" office:value="12664.33" calcext:value-type="float">
            <text:p>12664.33</text:p>
          </table:table-cell>
          <table:table-cell office:value-type="float" office:value="29.642" calcext:value-type="float">
            <text:p>29.642</text:p>
          </table:table-cell>
          <table:table-cell office:value-type="string" calcext:value-type="string">
            <text:p>12664.33_402.7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10084" calcext:value-type="float">
            <text:p>10084</text:p>
          </table:table-cell>
          <table:table-cell office:value-type="float" office:value="25.131" calcext:value-type="float">
            <text:p>25.131</text:p>
          </table:table-cell>
          <table:table-cell office:value-type="float" office:value="15058.97" calcext:value-type="float">
            <text:p>15058.97</text:p>
          </table:table-cell>
          <table:table-cell office:value-type="float" office:value="27.186" calcext:value-type="float">
            <text:p>27.186</text:p>
          </table:table-cell>
          <table:table-cell office:value-type="float" office:value="15058.97" calcext:value-type="float">
            <text:p>15058.97</text:p>
          </table:table-cell>
          <table:table-cell office:value-type="float" office:value="33.664" calcext:value-type="float">
            <text:p>33.664</text:p>
          </table:table-cell>
          <table:table-cell office:value-type="string" calcext:value-type="string">
            <text:p>15058.97_207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12410" calcext:value-type="float">
            <text:p>12410</text:p>
          </table:table-cell>
          <table:table-cell office:value-type="float" office:value="24.981" calcext:value-type="float">
            <text:p>24.981</text:p>
          </table:table-cell>
          <table:table-cell office:value-type="float" office:value="17330.1" calcext:value-type="float">
            <text:p>17330.1</text:p>
          </table:table-cell>
          <table:table-cell office:value-type="float" office:value="27.3" calcext:value-type="float">
            <text:p>27.3</text:p>
          </table:table-cell>
          <table:table-cell office:value-type="float" office:value="17330.1" calcext:value-type="float">
            <text:p>17330.1</text:p>
          </table:table-cell>
          <table:table-cell office:value-type="float" office:value="30.435" calcext:value-type="float">
            <text:p>30.435</text:p>
          </table:table-cell>
          <table:table-cell office:value-type="string" calcext:value-type="string">
            <text:p>17330.1_142.3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BAY</text:p>
          </table:table-cell>
          <table:table-cell office:value-type="float" office:value="6965" calcext:value-type="float">
            <text:p>6965</text:p>
          </table:table-cell>
          <table:table-cell office:value-type="float" office:value="24.953" calcext:value-type="float">
            <text:p>24.953</text:p>
          </table:table-cell>
          <table:table-cell office:value-type="float" office:value="10633.33" calcext:value-type="float">
            <text:p>10633.33</text:p>
          </table:table-cell>
          <table:table-cell office:value-type="float" office:value="27.146" calcext:value-type="float">
            <text:p>27.146</text:p>
          </table:table-cell>
          <table:table-cell office:value-type="float" office:value="10633.33" calcext:value-type="float">
            <text:p>10633.33</text:p>
          </table:table-cell>
          <table:table-cell office:value-type="float" office:value="34.235" calcext:value-type="float">
            <text:p>34.235</text:p>
          </table:table-cell>
          <table:table-cell office:value-type="string" calcext:value-type="string">
            <text:p>10633.33_464.5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16904" calcext:value-type="float">
            <text:p>16904</text:p>
          </table:table-cell>
          <table:table-cell office:value-type="float" office:value="24.921" calcext:value-type="float">
            <text:p>24.921</text:p>
          </table:table-cell>
          <table:table-cell office:value-type="float" office:value="23914.23" calcext:value-type="float">
            <text:p>23914.23</text:p>
          </table:table-cell>
          <table:table-cell office:value-type="float" office:value="27.261" calcext:value-type="float">
            <text:p>27.261</text:p>
          </table:table-cell>
          <table:table-cell office:value-type="float" office:value="23914.23" calcext:value-type="float">
            <text:p>23914.23</text:p>
          </table:table-cell>
          <table:table-cell office:value-type="float" office:value="29.887" calcext:value-type="float">
            <text:p>29.887</text:p>
          </table:table-cell>
          <table:table-cell office:value-type="string" calcext:value-type="string">
            <text:p>23914.23_63.0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12244" calcext:value-type="float">
            <text:p>12244</text:p>
          </table:table-cell>
          <table:table-cell office:value-type="float" office:value="25.391" calcext:value-type="float">
            <text:p>25.391</text:p>
          </table:table-cell>
          <table:table-cell office:value-type="float" office:value="31775.84" calcext:value-type="float">
            <text:p>31775.84</text:p>
          </table:table-cell>
          <table:table-cell office:value-type="float" office:value="28.668" calcext:value-type="float">
            <text:p>28.668</text:p>
          </table:table-cell>
          <table:table-cell office:value-type="float" office:value="23914.23" calcext:value-type="float">
            <text:p>23914.23</text:p>
          </table:table-cell>
          <table:table-cell office:value-type="float" office:value="29.887" calcext:value-type="float">
            <text:p>29.887</text:p>
          </table:table-cell>
          <table:table-cell office:value-type="string" calcext:value-type="string">
            <text:p>30230.24_1212.7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BAY</text:p>
          </table:table-cell>
          <table:table-cell office:value-type="float" office:value="8818" calcext:value-type="float">
            <text:p>8818</text:p>
          </table:table-cell>
          <table:table-cell office:value-type="float" office:value="24.94" calcext:value-type="float">
            <text:p>24.94</text:p>
          </table:table-cell>
          <table:table-cell office:value-type="float" office:value="10857.06" calcext:value-type="float">
            <text:p>10857.06</text:p>
          </table:table-cell>
          <table:table-cell office:value-type="float" office:value="29.624" calcext:value-type="float">
            <text:p>29.624</text:p>
          </table:table-cell>
          <table:table-cell office:value-type="float" office:value="10857.06" calcext:value-type="float">
            <text:p>10857.06</text:p>
          </table:table-cell>
          <table:table-cell office:value-type="float" office:value="50.332" calcext:value-type="float">
            <text:p>50.332</text:p>
          </table:table-cell>
          <table:table-cell office:value-type="string" calcext:value-type="string">
            <text:p>10483.55_1216.1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10892" calcext:value-type="float">
            <text:p>10892</text:p>
          </table:table-cell>
          <table:table-cell office:value-type="float" office:value="25.062" calcext:value-type="float">
            <text:p>25.062</text:p>
          </table:table-cell>
          <table:table-cell office:value-type="float" office:value="14277.49" calcext:value-type="float">
            <text:p>14277.49</text:p>
          </table:table-cell>
          <table:table-cell office:value-type="float" office:value="27.981" calcext:value-type="float">
            <text:p>27.981</text:p>
          </table:table-cell>
          <table:table-cell office:value-type="float" office:value="14277.49" calcext:value-type="float">
            <text:p>14277.49</text:p>
          </table:table-cell>
          <table:table-cell office:value-type="float" office:value="37.944" calcext:value-type="float">
            <text:p>37.944</text:p>
          </table:table-cell>
          <table:table-cell office:value-type="string" calcext:value-type="string">
            <text:p>13707.25_1205.0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12244" calcext:value-type="float">
            <text:p>12244</text:p>
          </table:table-cell>
          <table:table-cell office:value-type="float" office:value="25.374" calcext:value-type="float">
            <text:p>25.374</text:p>
          </table:table-cell>
          <table:table-cell office:value-type="float" office:value="31775.84" calcext:value-type="float">
            <text:p>31775.84</text:p>
          </table:table-cell>
          <table:table-cell office:value-type="float" office:value="28.413" calcext:value-type="float">
            <text:p>28.413</text:p>
          </table:table-cell>
          <table:table-cell office:value-type="float" office:value="31775.84" calcext:value-type="float">
            <text:p>31775.84</text:p>
          </table:table-cell>
          <table:table-cell office:value-type="float" office:value="152.186" calcext:value-type="float">
            <text:p>152.186</text:p>
          </table:table-cell>
          <table:table-cell office:value-type="string" calcext:value-type="string">
            <text:p>28457.0_1213.1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AY</text:p>
          </table:table-cell>
          <table:table-cell office:value-type="float" office:value="8818" calcext:value-type="float">
            <text:p>8818</text:p>
          </table:table-cell>
          <table:table-cell office:value-type="float" office:value="25.074" calcext:value-type="float">
            <text:p>25.074</text:p>
          </table:table-cell>
          <table:table-cell office:value-type="float" office:value="10857.06" calcext:value-type="float">
            <text:p>10857.06</text:p>
          </table:table-cell>
          <table:table-cell office:value-type="float" office:value="28.703" calcext:value-type="float">
            <text:p>28.703</text:p>
          </table:table-cell>
          <table:table-cell office:value-type="float" office:value="10857.06" calcext:value-type="float">
            <text:p>10857.06</text:p>
          </table:table-cell>
          <table:table-cell office:value-type="float" office:value="225.837" calcext:value-type="float">
            <text:p>225.837</text:p>
          </table:table-cell>
          <table:table-cell office:value-type="string" calcext:value-type="string">
            <text:p>9920.71_1204.7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18930" calcext:value-type="float">
            <text:p>18930</text:p>
          </table:table-cell>
          <table:table-cell office:value-type="float" office:value="25.09" calcext:value-type="float">
            <text:p>25.09</text:p>
          </table:table-cell>
          <table:table-cell office:value-type="float" office:value="25320.15" calcext:value-type="float">
            <text:p>25320.15</text:p>
          </table:table-cell>
          <table:table-cell office:value-type="float" office:value="28.822" calcext:value-type="float">
            <text:p>28.822</text:p>
          </table:table-cell>
          <table:table-cell office:value-type="string" calcext:value-type="string">
            <text:p>25320.15_1066.371</text:p>
          </table:table-cell>
          <table:table-cell/>
          <table:table-cell office:value-type="string" calcext:value-type="string">
            <text:p>24029.78_1276.0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15274" calcext:value-type="float">
            <text:p>15274</text:p>
          </table:table-cell>
          <table:table-cell office:value-type="float" office:value="25.378" calcext:value-type="float">
            <text:p>25.378</text:p>
          </table:table-cell>
          <table:table-cell office:value-type="float" office:value="33931.04" calcext:value-type="float">
            <text:p>33931.04</text:p>
          </table:table-cell>
          <table:table-cell office:value-type="float" office:value="28.599" calcext:value-type="float">
            <text:p>28.599</text:p>
          </table:table-cell>
          <table:table-cell office:value-type="string" calcext:value-type="string">
            <text:p>33931.04_218.204</text:p>
          </table:table-cell>
          <table:table-cell/>
          <table:table-cell office:value-type="string" calcext:value-type="string">
            <text:p>30800.0_1251.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BAY</text:p>
          </table:table-cell>
          <table:table-cell office:value-type="float" office:value="10034" calcext:value-type="float">
            <text:p>10034</text:p>
          </table:table-cell>
          <table:table-cell office:value-type="float" office:value="25.241" calcext:value-type="float">
            <text:p>25.241</text:p>
          </table:table-cell>
          <table:table-cell office:value-type="float" office:value="12218.98" calcext:value-type="float">
            <text:p>12218.98</text:p>
          </table:table-cell>
          <table:table-cell office:value-type="float" office:value="30.637" calcext:value-type="float">
            <text:p>30.637</text:p>
          </table:table-cell>
          <table:table-cell office:value-type="string" calcext:value-type="string">
            <text:p>12218.98_1238.691</text:p>
          </table:table-cell>
          <table:table-cell/>
          <table:table-cell office:value-type="string" calcext:value-type="string">
            <text:p>11246.81_1227.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18930" calcext:value-type="float">
            <text:p>18930</text:p>
          </table:table-cell>
          <table:table-cell office:value-type="float" office:value="26.977" calcext:value-type="float">
            <text:p>26.977</text:p>
          </table:table-cell>
          <table:table-cell office:value-type="float" office:value="25582.6" calcext:value-type="float">
            <text:p>25582.6</text:p>
          </table:table-cell>
          <table:table-cell office:value-type="float" office:value="29.33" calcext:value-type="float">
            <text:p>29.33</text:p>
          </table:table-cell>
          <table:table-cell office:value-type="string" calcext:value-type="string">
            <text:p>25582.6_1238.888</text:p>
          </table:table-cell>
          <table:table-cell/>
          <table:table-cell office:value-type="string" calcext:value-type="string">
            <text:p>23640.13_1217.6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18916" calcext:value-type="float">
            <text:p>18916</text:p>
          </table:table-cell>
          <table:table-cell office:value-type="float" office:value="29.689" calcext:value-type="float">
            <text:p>29.689</text:p>
          </table:table-cell>
          <table:table-cell office:value-type="float" office:value="30613.08" calcext:value-type="float">
            <text:p>30613.08</text:p>
          </table:table-cell>
          <table:table-cell office:value-type="float" office:value="28.997" calcext:value-type="float">
            <text:p>28.997</text:p>
          </table:table-cell>
          <table:table-cell office:value-type="string" calcext:value-type="string">
            <text:p>30613.08_1239.198</text:p>
          </table:table-cell>
          <table:table-cell/>
          <table:table-cell office:value-type="string" calcext:value-type="string">
            <text:p>26721.09_1224.4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BAY</text:p>
          </table:table-cell>
          <table:table-cell office:value-type="float" office:value="12169" calcext:value-type="float">
            <text:p>12169</text:p>
          </table:table-cell>
          <table:table-cell office:value-type="float" office:value="31.327" calcext:value-type="float">
            <text:p>31.327</text:p>
          </table:table-cell>
          <table:table-cell office:value-type="float" office:value="15643.66" calcext:value-type="float">
            <text:p>15643.66</text:p>
          </table:table-cell>
          <table:table-cell office:value-type="float" office:value="30.058" calcext:value-type="float">
            <text:p>30.058</text:p>
          </table:table-cell>
          <table:table-cell office:value-type="string" calcext:value-type="string">
            <text:p>15643.66_1239.015</text:p>
          </table:table-cell>
          <table:table-cell/>
          <table:table-cell office:value-type="string" calcext:value-type="string">
            <text:p>14535.39_1235.2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18301" calcext:value-type="float">
            <text:p>18301</text:p>
          </table:table-cell>
          <table:table-cell office:value-type="float" office:value="31.283" calcext:value-type="float">
            <text:p>31.283</text:p>
          </table:table-cell>
          <table:table-cell office:value-type="float" office:value="24651.02" calcext:value-type="float">
            <text:p>24651.02</text:p>
          </table:table-cell>
          <table:table-cell office:value-type="float" office:value="28.905" calcext:value-type="float">
            <text:p>28.905</text:p>
          </table:table-cell>
          <table:table-cell office:value-type="string" calcext:value-type="string">
            <text:p>24651.02_314.815</text:p>
          </table:table-cell>
          <table:table-cell/>
          <table:table-cell office:value-type="string" calcext:value-type="string">
            <text:p>24518.67_1212.3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25498" calcext:value-type="float">
            <text:p>25498</text:p>
          </table:table-cell>
          <table:table-cell office:value-type="float" office:value="31.5" calcext:value-type="float">
            <text:p>31.5</text:p>
          </table:table-cell>
          <table:table-cell office:value-type="float" office:value="33079.16" calcext:value-type="float">
            <text:p>33079.16</text:p>
          </table:table-cell>
          <table:table-cell office:value-type="float" office:value="29.204" calcext:value-type="float">
            <text:p>29.204</text:p>
          </table:table-cell>
          <table:table-cell office:value-type="string" calcext:value-type="string">
            <text:p>33079.16_1232.195</text:p>
          </table:table-cell>
          <table:table-cell/>
          <table:table-cell office:value-type="string" calcext:value-type="string">
            <text:p>30935.84_1228.0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BAY</text:p>
          </table:table-cell>
          <table:table-cell office:value-type="float" office:value="10983" calcext:value-type="float">
            <text:p>10983</text:p>
          </table:table-cell>
          <table:table-cell office:value-type="float" office:value="25.402" calcext:value-type="float">
            <text:p>25.402</text:p>
          </table:table-cell>
          <table:table-cell office:value-type="float" office:value="13395.74" calcext:value-type="float">
            <text:p>13395.74</text:p>
          </table:table-cell>
          <table:table-cell office:value-type="float" office:value="34.188" calcext:value-type="float">
            <text:p>34.188</text:p>
          </table:table-cell>
          <table:table-cell office:value-type="string" calcext:value-type="string">
            <text:p>13395.74_1237.25</text:p>
          </table:table-cell>
          <table:table-cell/>
          <table:table-cell office:value-type="string" calcext:value-type="string">
            <text:p>12277.65_1203.6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18301" calcext:value-type="float">
            <text:p>18301</text:p>
          </table:table-cell>
          <table:table-cell office:value-type="float" office:value="25.574" calcext:value-type="float">
            <text:p>25.574</text:p>
          </table:table-cell>
          <table:table-cell office:value-type="float" office:value="24651.02" calcext:value-type="float">
            <text:p>24651.02</text:p>
          </table:table-cell>
          <table:table-cell office:value-type="float" office:value="29.907" calcext:value-type="float">
            <text:p>29.907</text:p>
          </table:table-cell>
          <table:table-cell office:value-type="string" calcext:value-type="string">
            <text:p>13395.74_1237.25</text:p>
          </table:table-cell>
          <table:table-cell/>
          <table:table-cell office:value-type="string" calcext:value-type="string">
            <text:p>23872.97_1225.1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19964" calcext:value-type="float">
            <text:p>19964</text:p>
          </table:table-cell>
          <table:table-cell office:value-type="float" office:value="26.041" calcext:value-type="float">
            <text:p>26.041</text:p>
          </table:table-cell>
          <table:table-cell office:value-type="float" office:value="31661.08" calcext:value-type="float">
            <text:p>31661.08</text:p>
          </table:table-cell>
          <table:table-cell office:value-type="float" office:value="30.732" calcext:value-type="float">
            <text:p>30.732</text:p>
          </table:table-cell>
          <table:table-cell office:value-type="string" calcext:value-type="string">
            <text:p>31661.08_1235.722</text:p>
          </table:table-cell>
          <table:table-cell/>
          <table:table-cell office:value-type="string" calcext:value-type="string">
            <text:p>23842.44_1215.4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BAY</text:p>
          </table:table-cell>
          <table:table-cell office:value-type="float" office:value="10983" calcext:value-type="float">
            <text:p>10983</text:p>
          </table:table-cell>
          <table:table-cell office:value-type="float" office:value="25.588" calcext:value-type="float">
            <text:p>25.588</text:p>
          </table:table-cell>
          <table:table-cell office:value-type="float" office:value="13395.74" calcext:value-type="float">
            <text:p>13395.74</text:p>
          </table:table-cell>
          <table:table-cell office:value-type="float" office:value="35.782" calcext:value-type="float">
            <text:p>35.782</text:p>
          </table:table-cell>
          <table:table-cell office:value-type="string" calcext:value-type="string">
            <text:p>13395.74_1236.407</text:p>
          </table:table-cell>
          <table:table-cell/>
          <table:table-cell office:value-type="string" calcext:value-type="string">
            <text:p>12049.89_1205.7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22841" calcext:value-type="float">
            <text:p>22841</text:p>
          </table:table-cell>
          <table:table-cell office:value-type="float" office:value="25.99" calcext:value-type="float">
            <text:p>25.99</text:p>
          </table:table-cell>
          <table:table-cell office:value-type="float" office:value="33704.64" calcext:value-type="float">
            <text:p>33704.64</text:p>
          </table:table-cell>
          <table:table-cell office:value-type="float" office:value="30.323" calcext:value-type="float">
            <text:p>30.323</text:p>
          </table:table-cell>
          <table:table-cell office:value-type="string" calcext:value-type="string">
            <text:p>33704.64_1215.731</text:p>
          </table:table-cell>
          <table:table-cell/>
          <table:table-cell office:value-type="string" calcext:value-type="string">
            <text:p>30681.75_1242.6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19964" calcext:value-type="float">
            <text:p>19964</text:p>
          </table:table-cell>
          <table:table-cell office:value-type="float" office:value="25.568" calcext:value-type="float">
            <text:p>25.568</text:p>
          </table:table-cell>
          <table:table-cell office:value-type="float" office:value="30750.74" calcext:value-type="float">
            <text:p>30750.74</text:p>
          </table:table-cell>
          <table:table-cell office:value-type="float" office:value="31.582" calcext:value-type="float">
            <text:p>31.582</text:p>
          </table:table-cell>
          <table:table-cell office:value-type="string" calcext:value-type="string">
            <text:p>30750.74_1247.608</text:p>
          </table:table-cell>
          <table:table-cell/>
          <table:table-cell office:value-type="string" calcext:value-type="string">
            <text:p>22257.0_1274.4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BAY</text:p>
          </table:table-cell>
          <table:table-cell office:value-type="float" office:value="10983" calcext:value-type="float">
            <text:p>10983</text:p>
          </table:table-cell>
          <table:table-cell office:value-type="float" office:value="26.147" calcext:value-type="float">
            <text:p>26.147</text:p>
          </table:table-cell>
          <table:table-cell office:value-type="float" office:value="13395.74" calcext:value-type="float">
            <text:p>13395.74</text:p>
          </table:table-cell>
          <table:table-cell office:value-type="float" office:value="35.616" calcext:value-type="float">
            <text:p>35.616</text:p>
          </table:table-cell>
          <table:table-cell office:value-type="string" calcext:value-type="string">
            <text:p>13395.74_1239.913</text:p>
          </table:table-cell>
          <table:table-cell/>
          <table:table-cell office:value-type="string" calcext:value-type="string">
            <text:p>12049.89_1206.6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23886" calcext:value-type="float">
            <text:p>23886</text:p>
          </table:table-cell>
          <table:table-cell office:value-type="float" office:value="25.853" calcext:value-type="float">
            <text:p>25.853</text:p>
          </table:table-cell>
          <table:table-cell office:value-type="float" office:value="31845.67" calcext:value-type="float">
            <text:p>31845.67</text:p>
          </table:table-cell>
          <table:table-cell office:value-type="float" office:value="32.708" calcext:value-type="float">
            <text:p>32.708</text:p>
          </table:table-cell>
          <table:table-cell office:value-type="string" calcext:value-type="string">
            <text:p>31845.67_1240.064</text:p>
          </table:table-cell>
          <table:table-cell/>
          <table:table-cell office:value-type="string" calcext:value-type="string">
            <text:p>30233.85_1303.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24628" calcext:value-type="float">
            <text:p>24628</text:p>
          </table:table-cell>
          <table:table-cell office:value-type="float" office:value="25.691" calcext:value-type="float">
            <text:p>25.691</text:p>
          </table:table-cell>
          <table:table-cell office:value-type="float" office:value="30595.12" calcext:value-type="float">
            <text:p>30595.12</text:p>
          </table:table-cell>
          <table:table-cell office:value-type="float" office:value="31.831" calcext:value-type="float">
            <text:p>31.831</text:p>
          </table:table-cell>
          <table:table-cell office:value-type="string" calcext:value-type="string">
            <text:p>30595.12_1235.793</text:p>
          </table:table-cell>
          <table:table-cell/>
          <table:table-cell office:value-type="string" calcext:value-type="string">
            <text:p>27964.59_1320.6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AY</text:p>
          </table:table-cell>
          <table:table-cell office:value-type="float" office:value="14247" calcext:value-type="float">
            <text:p>14247</text:p>
          </table:table-cell>
          <table:table-cell office:value-type="float" office:value="26.742" calcext:value-type="float">
            <text:p>26.742</text:p>
          </table:table-cell>
          <table:table-cell office:value-type="float" office:value="19247.97" calcext:value-type="float">
            <text:p>19247.97</text:p>
          </table:table-cell>
          <table:table-cell office:value-type="float" office:value="35.644" calcext:value-type="float">
            <text:p>35.644</text:p>
          </table:table-cell>
          <table:table-cell office:value-type="string" calcext:value-type="string">
            <text:p>19247.97_1240.387</text:p>
          </table:table-cell>
          <table:table-cell/>
          <table:table-cell office:value-type="string" calcext:value-type="string">
            <text:p>18511.29_1203.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24880" calcext:value-type="float">
            <text:p>24880</text:p>
          </table:table-cell>
          <table:table-cell office:value-type="float" office:value="26.578" calcext:value-type="float">
            <text:p>26.578</text:p>
          </table:table-cell>
          <table:table-cell office:value-type="float" office:value="32794.27" calcext:value-type="float">
            <text:p>32794.27</text:p>
          </table:table-cell>
          <table:table-cell office:value-type="float" office:value="32.374" calcext:value-type="float">
            <text:p>32.374</text:p>
          </table:table-cell>
          <table:table-cell office:value-type="string" calcext:value-type="string">
            <text:p>32794.27_1432.37</text:p>
          </table:table-cell>
          <table:table-cell/>
          <table:table-cell office:value-type="string" calcext:value-type="string">
            <text:p>29434.97_1229.9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29136" calcext:value-type="float">
            <text:p>29136</text:p>
          </table:table-cell>
          <table:table-cell office:value-type="float" office:value="27.025" calcext:value-type="float">
            <text:p>27.025</text:p>
          </table:table-cell>
          <table:table-cell office:value-type="float" office:value="37057.41" calcext:value-type="float">
            <text:p>37057.41</text:p>
          </table:table-cell>
          <table:table-cell office:value-type="float" office:value="32.716" calcext:value-type="float">
            <text:p>32.716</text:p>
          </table:table-cell>
          <table:table-cell office:value-type="string" calcext:value-type="string">
            <text:p>37057.41_2242.631</text:p>
          </table:table-cell>
          <table:table-cell/>
          <table:table-cell office:value-type="string" calcext:value-type="string">
            <text:p>35610.53_1202.5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BAY</text:p>
          </table:table-cell>
          <table:table-cell office:value-type="float" office:value="16557" calcext:value-type="float">
            <text:p>16557</text:p>
          </table:table-cell>
          <table:table-cell office:value-type="float" office:value="32.872" calcext:value-type="float">
            <text:p>32.872</text:p>
          </table:table-cell>
          <table:table-cell office:value-type="float" office:value="21954.18" calcext:value-type="float">
            <text:p>21954.18</text:p>
          </table:table-cell>
          <table:table-cell office:value-type="float" office:value="53.701" calcext:value-type="float">
            <text:p>53.701</text:p>
          </table:table-cell>
          <table:table-cell office:value-type="string" calcext:value-type="string">
            <text:p>21954.18_1263.677</text:p>
          </table:table-cell>
          <table:table-cell/>
          <table:table-cell office:value-type="string" calcext:value-type="string">
            <text:p>20765.59_1202.7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26691" calcext:value-type="float">
            <text:p>26691</text:p>
          </table:table-cell>
          <table:table-cell office:value-type="float" office:value="33.972" calcext:value-type="float">
            <text:p>33.972</text:p>
          </table:table-cell>
          <table:table-cell office:value-type="float" office:value="34605.27" calcext:value-type="float">
            <text:p>34605.27</text:p>
          </table:table-cell>
          <table:table-cell office:value-type="float" office:value="35.222" calcext:value-type="float">
            <text:p>35.222</text:p>
          </table:table-cell>
          <table:table-cell office:value-type="string" calcext:value-type="string">
            <text:p>36375.7_3410.264</text:p>
          </table:table-cell>
          <table:table-cell/>
          <table:table-cell office:value-type="string" calcext:value-type="string">
            <text:p>28079.7_1226.9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28304" calcext:value-type="float">
            <text:p>28304</text:p>
          </table:table-cell>
          <table:table-cell office:value-type="float" office:value="31.707" calcext:value-type="float">
            <text:p>31.707</text:p>
          </table:table-cell>
          <table:table-cell office:value-type="float" office:value="35802.77" calcext:value-type="float">
            <text:p>35802.77</text:p>
          </table:table-cell>
          <table:table-cell office:value-type="float" office:value="48.993" calcext:value-type="float">
            <text:p>48.993</text:p>
          </table:table-cell>
          <table:table-cell office:value-type="string" calcext:value-type="string">
            <text:p>35802.77_2024.365</text:p>
          </table:table-cell>
          <table:table-cell/>
          <table:table-cell office:value-type="string" calcext:value-type="string">
            <text:p>34231.93_1226.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AY</text:p>
          </table:table-cell>
          <table:table-cell office:value-type="float" office:value="16557" calcext:value-type="float">
            <text:p>16557</text:p>
          </table:table-cell>
          <table:table-cell office:value-type="float" office:value="26.894" calcext:value-type="float">
            <text:p>26.894</text:p>
          </table:table-cell>
          <table:table-cell office:value-type="float" office:value="21954.18" calcext:value-type="float">
            <text:p>21954.18</text:p>
          </table:table-cell>
          <table:table-cell office:value-type="float" office:value="83.434" calcext:value-type="float">
            <text:p>83.434</text:p>
          </table:table-cell>
          <table:table-cell office:value-type="string" calcext:value-type="string">
            <text:p>21954.18_1763.754</text:p>
          </table:table-cell>
          <table:table-cell/>
          <table:table-cell office:value-type="string" calcext:value-type="string">
            <text:p>20765.59_1201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</text:p>
          </table:table-cell>
          <table:table-cell office:value-type="float" office:value="23875" calcext:value-type="float">
            <text:p>23875</text:p>
          </table:table-cell>
          <table:table-cell office:value-type="float" office:value="26.726" calcext:value-type="float">
            <text:p>26.726</text:p>
          </table:table-cell>
          <table:table-cell office:value-type="float" office:value="30611.05" calcext:value-type="float">
            <text:p>30611.05</text:p>
          </table:table-cell>
          <table:table-cell office:value-type="float" office:value="36.448" calcext:value-type="float">
            <text:p>36.448</text:p>
          </table:table-cell>
          <table:table-cell office:value-type="string" calcext:value-type="string">
            <text:p>30822.81_6174.686</text:p>
          </table:table-cell>
          <table:table-cell/>
          <table:table-cell office:value-type="string" calcext:value-type="string">
            <text:p>27821.29_1202.4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float" office:value="34082" calcext:value-type="float">
            <text:p>34082</text:p>
          </table:table-cell>
          <table:table-cell office:value-type="float" office:value="28.218" calcext:value-type="float">
            <text:p>28.218</text:p>
          </table:table-cell>
          <table:table-cell office:value-type="float" office:value="41712.37" calcext:value-type="float">
            <text:p>41712.37</text:p>
          </table:table-cell>
          <table:table-cell office:value-type="float" office:value="39.011" calcext:value-type="float">
            <text:p>39.011</text:p>
          </table:table-cell>
          <table:table-cell office:value-type="string" calcext:value-type="string">
            <text:p>41712.37_1241.766</text:p>
          </table:table-cell>
          <table:table-cell/>
          <table:table-cell office:value-type="string" calcext:value-type="string">
            <text:p>36874.61_1208.0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0:56:04.253926725</meta:creation-date>
    <dc:date>2022-02-06T12:14:56.702004026</dc:date>
    <meta:editing-duration>PT36M58S</meta:editing-duration>
    <meta:editing-cycles>6</meta:editing-cycles>
    <meta:generator>LibreOffice/6.4.7.2$Linux_X86_64 LibreOffice_project/40$Build-2</meta:generator>
    <meta:document-statistic meta:table-count="1" meta:cell-count="318" meta:object-count="0"/>
  </office:meta>
</office:document-meta>
</file>